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D93A7B9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336633" draw:marker-start-width="0.427cm" draw:marker-end-width="0.427cm" draw:fill="solid" draw:fill-color="#669966" draw:opacity="50%" draw:textarea-vertical-align="middle" draw:auto-grow-height="false" fo:min-height="0.749cm" fo:min-width="0.499cm" fo:padding-top="0.2cm" fo:padding-bottom="0.2cm" fo:padding-left="0.325cm" fo:padding-right="0.325cm" draw:shadow="hidden" draw:shadow-opacity="50%"/>
    </style:style>
    <style:style style:name="gr2" style:family="graphic" style:parent-style-name="objectwithoutfill">
      <style:graphic-properties svg:stroke-width="0.152cm" svg:stroke-color="#336633" draw:marker-start-width="0.427cm" draw:marker-end-width="0.4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02cm" svg:stroke-color="#336633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11.43cm" svg:x="2.778cm" svg:y="4.93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2" draw:text-style-name="P1" draw:layer="layout" svg:x1="4.937cm" svg:y1="10.652cm" svg:x2="5.445cm" svg:y2="9.255cm">
          <text:p/>
        </draw:line>
        <draw:line draw:style-name="gr3" draw:text-style-name="P1" draw:layer="layout" svg:x1="7.25cm" svg:y1="12.049cm" svg:x2="12.711cm" svg:y2="12.0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fill-image draw:name="Leaves" xlink:href="Pictures/100000000000005E0000005ED93A7B9C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6T15:50:45.830028195</meta:creation-date>
    <dc:date>2014-12-26T16:22:05.816933677</dc:date>
    <meta:editing-duration>PT19S</meta:editing-duration>
    <meta:editing-cycles>1</meta:editing-cycles>
    <meta:document-statistic meta:object-count="3"/>
    <meta:generator>LibreOffice/4.1.6.2$Linux_X86_64 LibreOffice_project/410m0$Build-2</meta:generator>
  </office:meta>
</office:document-meta>
</file>